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autoritätenregister"/>Autoritätenregister<text:bookmark-end text:name="autoritätenregister"/></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2/authority-registry" office:name=""><text:span text:style-name="Definition">https://blueprint.ecohubs.community/de/articles/rcos-templates/layer-2/authority-registry</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2 — Governance &amp; Entscheidungslogik</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2-governance-decision-logic#43-authority-boundaries" office:name=""><text:span text:style-name="Definition">§4.3</text:span></text:a>, <text:a xlink:type="simple" xlink:href="https://blueprint.ecohubs.community/de/articles/rcos-core/v0-1/layer-2-governance-decision-logic#47-artifacts" office:name=""><text:span text:style-name="Definition">§4.7</text:span></text:a></text:p>
        </text:list-item>
      </text:list>
      <text:p text:style-name="P3">Listet alle Rollen, Kreise oder Gremien auf, die Entscheidungsbefugnis besitzen, zusammen mit ihrem expliziten Geltungsbereich, ihren Grenzen und ihrer Amtszeit.</text:p>
      <text:p text:style-name="Horizontal_20_Line"/>
      <text:h text:style-name="Heading_20_2" text:outline-level="2"><text:bookmark-start text:name="registrierte-autoritäten"/>Registrierte Autoritäten<text:bookmark-end text:name="registrierte-autoritäten"/></text:h>
      <text:p text:style-name="First_20_paragraph"><text:span text:style-name="T2">RCOS-Klauseln: </text:span><text:a xlink:type="simple" xlink:href="https://blueprint.ecohubs.community/de/articles/rcos-core/v0-1/layer-2-governance-decision-logic#43-authority-boundaries" office:name=""><text:span text:style-name="Definition"><text:span text:style-name="T2">4.3.1</text:span></text:span></text:a><text:span text:style-name="T2">, </text:span><text:a xlink:type="simple" xlink:href="https://blueprint.ecohubs.community/de/articles/rcos-core/v0-1/layer-2-governance-decision-logic#43-authority-boundaries" office:name=""><text:span text:style-name="Definition"><text:span text:style-name="T2">4.3.2</text:span></text:span></text:a><text:span text:style-name="T2">, </text:span><text:a xlink:type="simple" xlink:href="https://blueprint.ecohubs.community/de/articles/rcos-core/v0-1/layer-2-governance-decision-logic#43-authority-boundaries" office:name=""><text:span text:style-name="Definition"><text:span text:style-name="T2">4.3.3</text:span></text:span></text:a><text:span text:style-name="T2">, </text:span><text:a xlink:type="simple" xlink:href="https://blueprint.ecohubs.community/de/articles/rcos-core/v0-1/layer-2-governance-decision-logic#43-authority-boundaries" office:name=""><text:span text:style-name="Definition"><text:span text:style-name="T2">4.3.4</text:span></text:span></text:a><text:span text:style-name="T2">, </text:span><text:a xlink:type="simple" xlink:href="https://blueprint.ecohubs.community/de/articles/rcos-core/v0-1/layer-2-governance-decision-logic#43-authority-boundaries" office:name=""><text:span text:style-name="Definition"><text:span text:style-name="T2">4.3.5</text:span></text:span></text:a></text:p>
      <text:p text:style-name="P4"><text:span text:style-name="T1">Begründung — Warum jede Autorität schriftlich festhalten</text:span></text:p>
      <text:p text:style-name="P4">Autorität, die nicht explizit registriert ist, wird stillschweigend gefüllt — von wem auch immer am längsten dabei ist, am lautesten spricht oder die Schlüssel kontrolliert. Ein einziges Register, das jede Rolle benennt, ihren Geltungsbereich eingrenzt, ihre Grenzen festlegt und ihre Grundlage an einen Delegationsakt knüpft, macht unautorisiertes Handeln erkennbar und verhindert, dass Autorität aus Charisma, Seniorität oder Eigentum abgeleitet wird.</text:p>
      <text:p text:style-name="P5"><text:span text:style-name="T1">Anleitung — Wie du das ausfüllst</text:span></text:p>
      <text:p text:style-name="P5">Liste für jede Rolle, jedes Gremium oder jeden Kreis, der Autorität besitzt, den Geltungsbereich der Autorität, harte Grenzen, Amtszeit/Dauer und die Grundlage (Mitgliedschaftsstatus, Delegationsakt usw.) auf. Das Kollektivgremium der Vollmitglieder ist selbst eine Autorität und gehört in diese Tabel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olle / Gremium</text:p>
            </table:table-cell>
            <table:table-cell table:style-name="TableHeaderRowCell" office:value-type="string">
              <text:p text:style-name="Table_20_Heading">Geltungsbereich der Autorität</text:p>
            </table:table-cell>
            <table:table-cell table:style-name="TableHeaderRowCell" office:value-type="string">
              <text:p text:style-name="Table_20_Heading">Grenzen</text:p>
            </table:table-cell>
            <table:table-cell table:style-name="TableHeaderRowCell" office:value-type="string">
              <text:p text:style-name="Table_20_Heading">Amtszeit / Dauer</text:p>
            </table:table-cell>
            <table:table-cell table:style-name="TableHeaderRowCell" office:value-type="string">
              <text:p text:style-name="Table_20_Heading">Grundlage</text:p>
            </table:table-cell>
          </table:table-row>
        </table:table-header-rows>
        <table:table-row>
          <table:table-cell table:style-name="TableRowCell" office:value-type="string">
            <text:p text:style-name="Table_20_Contents"><text:span text:style-name="T2">&lt;z. B. Vollmitglieder (kollektiv)&gt;</text:span></text:p>
          </table:table-cell>
          <table:table-cell table:style-name="TableRowCell" office:value-type="string">
            <text:p text:style-name="Table_20_Contents"/>
          </table:table-cell>
          <table:table-cell table:style-name="TableRowCell" office:value-type="string">
            <text:p text:style-name="Table_20_Contents"><text:span text:style-name="T2">&lt;Grenzen — darf Invarianten nicht außer Kraft setzen; darf nicht außerhalb der Entscheidungsmatrix handeln&gt;</text:span></text:p>
          </table:table-cell>
          <table:table-cell table:style-name="TableRowCell" office:value-type="string">
            <text:p text:style-name="Table_20_Contents"/>
          </table:table-cell>
          <table:table-cell table:style-name="TableRowCell" office:value-type="string">
            <text:p text:style-name="Table_20_Contents"><text:span text:style-name="T2">&lt;Grundlage — Mitgliedschaftsstatus&gt;</text:span></text:p>
          </table:table-cell>
        </table:table-row>
        <table:table-row>
          <table:table-cell table:style-name="TableRowCell" office:value-type="string">
            <text:p text:style-name="Table_20_Contents"><text:span text:style-name="T2">&lt;z. B. Mitgliedschaftsverwaltung&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rundlage — delegiert durch Vollmitglieder&gt;</text:span></text:p>
          </table:table-cell>
        </table:table-row>
        <table:table-row>
          <table:table-cell table:style-name="TableRowCell" office:value-type="string">
            <text:p text:style-name="Table_20_Contents"><text:span text:style-name="T2">&lt;z. B. Finanz-Steward&gt;</text:span></text:p>
          </table:table-cell>
          <table:table-cell table:style-name="TableRowCell" office:value-type="string">
            <text:p text:style-name="Table_20_Contents"/>
          </table:table-cell>
          <table:table-cell table:style-name="TableRowCell" office:value-type="string">
            <text:p text:style-name="Table_20_Contents"><text:span text:style-name="T2">&lt;Grenzen — Ausgabenobergrenze&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6"><text:span text:style-name="T1">Befangenheitsausschluss:</text:span> Eine Rolleninhaberin oder ein Rolleninhaber darf die delegierte Autorität nicht in Entscheidungen ausüben, bei denen ein direktes persönliches Interesse besteht. In solchen Fällen wird die Entscheidung über den Governance-Prozess eskaliert.</text:p>
      <text:p text:style-name="P7">Autorität darf nicht aus Charisma, Seniorität, Eigentum oder informellem Einfluss abgeleitet werden. Temporäre oder Notfall-Autorität muss explizit definiert, zeitlich begrenzt und einer Überprüfung unterzogen werden.</text:p>
      <text:p text:style-name="Horizontal_20_Line"/>
      <text:h text:style-name="Heading_20_2" text:outline-level="2"><text:bookmark-start text:name="ratifizierungsprotokoll"/>Ratifizierungsprotokoll<text:bookmark-end text:name="ratifizierungsprotokoll"/></text:h>
      <text:list text:style-name="L3">
        <text:list-item>
          <text:p text:style-name="P8"><text:span text:style-name="T1">Angenommen:</text:span> </text:p>
        </text:list-item>
        <text:list-item>
          <text:p text:style-name="P8"><text:span text:style-name="T1">Entscheidungstyp:</text:span> Konstitutionell</text:p>
        </text:list-item>
        <text:list-item>
          <text:p text:style-name="P8"><text:span text:style-name="T1">Version:</text:span> </text:p>
        </text:list-item>
        <text:list-item>
          <text:p text:style-name="P8"><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8Z</meta:creation-date>
    <dc:date>2026-04-29T00:55:58Z</dc:date>
    <meta:user-defined meta:name="title-meta" meta:value-type="string">Autoritätenregister</meta:user-defined>
  </office:meta>
</office:document-meta>
</file>